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no Pro" svg:font-family="'Arno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no Pro" officeooo:rsid="00273e40" officeooo:paragraph-rsid="00273e40"/>
    </style:style>
    <style:style style:name="P2" style:family="paragraph" style:parent-style-name="Heading_20_1">
      <style:paragraph-properties fo:text-align="center" style:justify-single-word="false"/>
      <style:text-properties style:font-name="Arno Pro"/>
    </style:style>
    <style:style style:name="P3" style:family="paragraph" style:parent-style-name="Heading_20_2">
      <style:text-properties style:font-name="Arno Pro"/>
    </style:style>
    <style:style style:name="P4" style:family="paragraph" style:parent-style-name="Heading_20_3">
      <style:text-properties style:font-name="Arno Pro"/>
    </style:style>
    <style:style style:name="P5" style:family="paragraph" style:parent-style-name="Standard">
      <style:text-properties style:font-name="Arno Pro" officeooo:rsid="001e4abe" officeooo:paragraph-rsid="001e4abe"/>
    </style:style>
    <style:style style:name="P6" style:family="paragraph" style:parent-style-name="Standard">
      <style:text-properties style:font-name="Arno Pro" officeooo:rsid="001fe99d" officeooo:paragraph-rsid="001fe99d"/>
    </style:style>
    <style:style style:name="P7" style:family="paragraph" style:parent-style-name="Standard" style:list-style-name="L1">
      <style:text-properties style:font-name="Arno Pro" officeooo:rsid="001fe99d" officeooo:paragraph-rsid="001fe99d"/>
    </style:style>
    <style:style style:name="P8" style:family="paragraph" style:parent-style-name="Standard" style:list-style-name="L1">
      <style:text-properties style:font-name="Arno Pro" officeooo:rsid="001f42e6" officeooo:paragraph-rsid="001f42e6"/>
    </style:style>
    <style:style style:name="P9" style:family="paragraph" style:parent-style-name="Standard" style:list-style-name="L1">
      <style:text-properties style:font-name="Arno Pro" officeooo:rsid="00215840" officeooo:paragraph-rsid="00215840"/>
    </style:style>
    <style:style style:name="P10" style:family="paragraph" style:parent-style-name="Standard">
      <style:text-properties style:font-name="Arno Pro" officeooo:rsid="00215840" officeooo:paragraph-rsid="00215840"/>
    </style:style>
    <style:style style:name="P11" style:family="paragraph" style:parent-style-name="Standard">
      <style:text-properties style:font-name="Arno Pro" officeooo:rsid="00215840" officeooo:paragraph-rsid="00254b63"/>
    </style:style>
    <style:style style:name="P12" style:family="paragraph" style:parent-style-name="Standard" style:list-style-name="L1">
      <style:text-properties style:font-name="Arno Pro" officeooo:rsid="002372a6" officeooo:paragraph-rsid="002372a6"/>
    </style:style>
    <style:style style:name="P13" style:family="paragraph" style:parent-style-name="Standard">
      <style:text-properties style:font-name="Arno Pro" officeooo:rsid="002372a6" officeooo:paragraph-rsid="002372a6"/>
    </style:style>
    <style:style style:name="P14" style:family="paragraph" style:parent-style-name="Standard" style:list-style-name="L2">
      <style:text-properties style:font-name="Arno Pro" officeooo:rsid="002372a6" officeooo:paragraph-rsid="002372a6"/>
    </style:style>
    <style:style style:name="P15" style:family="paragraph" style:parent-style-name="Standard">
      <style:text-properties style:font-name="Arno Pro" officeooo:rsid="0021f497" officeooo:paragraph-rsid="0021f497"/>
    </style:style>
    <style:style style:name="P16" style:family="paragraph" style:parent-style-name="Standard" style:list-style-name="L5">
      <style:text-properties style:font-name="Arno Pro" officeooo:rsid="0021f497" officeooo:paragraph-rsid="0021f497"/>
    </style:style>
    <style:style style:name="P17" style:family="paragraph" style:parent-style-name="Standard">
      <style:text-properties style:font-name="Arno Pro" officeooo:rsid="00249ae1" officeooo:paragraph-rsid="00249ae1"/>
    </style:style>
    <style:style style:name="P18" style:family="paragraph" style:parent-style-name="Standard" style:list-style-name="L4">
      <style:text-properties style:font-name="Arno Pro" officeooo:rsid="00249ae1" officeooo:paragraph-rsid="00249ae1"/>
    </style:style>
    <style:style style:name="P19" style:family="paragraph" style:parent-style-name="Standard">
      <style:text-properties style:font-name="Arno Pro" officeooo:rsid="00254b63" officeooo:paragraph-rsid="00254b63"/>
    </style:style>
    <style:style style:name="P20" style:family="paragraph" style:parent-style-name="Standard" style:list-style-name="L3">
      <style:text-properties style:font-name="Arno Pro" officeooo:rsid="00254b63" officeooo:paragraph-rsid="00254b63"/>
    </style:style>
    <style:style style:name="P21" style:family="paragraph" style:parent-style-name="Standard" style:list-style-name="L4">
      <style:text-properties style:font-name="Arno Pro" officeooo:rsid="00273e40" officeooo:paragraph-rsid="00273e40"/>
    </style:style>
    <style:style style:name="P22" style:family="paragraph" style:parent-style-name="Standard">
      <style:text-properties style:font-name="Arno Pro" officeooo:paragraph-rsid="00273e40"/>
    </style:style>
    <style:style style:name="P23" style:family="paragraph" style:parent-style-name="Standard">
      <style:text-properties style:font-name="Arno Pro" officeooo:rsid="002a6781" officeooo:paragraph-rsid="002a6781"/>
    </style:style>
    <style:style style:name="T1" style:family="text">
      <style:text-properties officeooo:rsid="001e4abe"/>
    </style:style>
    <style:style style:name="T2" style:family="text">
      <style:text-properties officeooo:rsid="001f42e6"/>
    </style:style>
    <style:style style:name="T3" style:family="text">
      <style:text-properties officeooo:rsid="001fe99d"/>
    </style:style>
    <style:style style:name="T4" style:family="text">
      <style:text-properties officeooo:rsid="00215840"/>
    </style:style>
    <style:style style:name="T5" style:family="text">
      <style:text-properties officeooo:rsid="0021f497"/>
    </style:style>
    <style:style style:name="T6" style:family="text">
      <style:text-properties officeooo:rsid="002372a6"/>
    </style:style>
    <style:style style:name="T7" style:family="text">
      <style:text-properties officeooo:rsid="00249ae1"/>
    </style:style>
    <style:style style:name="T8" style:family="text">
      <style:text-properties officeooo:rsid="00273e40"/>
    </style:style>
    <style:style style:name="T9" style:family="text">
      <style:text-properties officeooo:rsid="002802df"/>
    </style:style>
    <style:style style:name="T10" style:family="text">
      <style:text-properties officeooo:rsid="00289541"/>
    </style:style>
    <style:style style:name="T11" style:family="text">
      <style:text-properties officeooo:rsid="0028f0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Zadání společné seminární práce <text:span text:style-name="T10">KI/(K)</text:span><text:span text:style-name="T4">APR2 202</text:span><text:span text:style-name="T10">2</text:span></text:h>
      <text:h text:style-name="P3" text:outline-level="2"><text:span text:style-name="T10">z</text:span>ákladní zadání</text:h>
      <text:p text:style-name="P22"><text:span text:style-name="T8">P</text:span><text:span text:style-name="T1">rogram pro hráče hry </text:span><text:span text:style-name="T8">česká </text:span><text:span text:style-name="T1">dáma, poskytující náhled na stav hry, jednoduchou interakci (provedení tahu) a </text:span><text:span text:style-name="T4">také </text:span><text:span text:style-name="T1">elementární umělou inteligenci (náhodná volba tahu bez podpory </text:span><text:span text:style-name="T2">složitější </text:span><text:span text:style-name="T1">strategie)</text:span></text:p>
      <text:p text:style-name="P5"/>
      <text:p text:style-name="P6"><text:span text:style-name="T8">P</text:span>ravidla <text:span text:style-name="T8">české </text:span>dámy viz <text:s/><text:a xlink:type="simple" xlink:href="http://damweb.cz/pravidla/cdfull.html" text:style-name="Internet_20_link" text:visited-style-name="Visited_20_Internet_20_Link">http://damweb.cz/pravidla/cdfull.html</text:a>. <text:span text:style-name="T8">Program by měl zohledňovat všechna </text:span><text:span text:style-name="T9">pravidla ve článku 2, 3 a 4 (samozřejmě vyjma pravidel týkajících se fyzické interakce s figurami)</text:span></text:p>
      <text:h text:style-name="P3" text:outline-level="2">povinná funkčnost</text:h>
      <text:list xml:id="list1620689493" text:style-name="L1">
        <text:list-item>
          <text:p text:style-name="P8">načtení počáteční pozice z textového souboru ve formátu CSV (konkrétní formát viz níže)</text:p>
        </text:list-item>
        <text:list-item>
          <text:p text:style-name="P7">udržování stavu hry (pozice všech <text:span text:style-name="T6">figur</text:span>)</text:p>
        </text:list-item>
        <text:list-item>
          <text:p text:style-name="P8">nalezení všech možných tahů <text:span text:style-name="T3">pro všechny </text:span><text:span text:style-name="T6">figury</text:span><text:span text:style-name="T3"> na desce (včetně všech braní) </text:span><text:span text:style-name="T5">a</text:span><text:span text:style-name="T3"> </text:span><text:span text:style-name="T5">filtrování přípustných tahů (pravidlo o přednosti braní, přednost braní dámou)</text:span></text:p>
        </text:list-item>
        <text:list-item>
          <text:p text:style-name="P7"><text:span text:style-name="T4">provedení </text:span><text:span text:style-name="T5">tahu</text:span><text:span text:style-name="T4"> (aktualizace stavu hry)</text:span></text:p>
        </text:list-item>
        <text:list-item>
          <text:p text:style-name="P9">zobrazení (vizualizace) stavu hry</text:p>
        </text:list-item>
        <text:list-item>
          <text:p text:style-name="P9">náhodný výběr tahu (ze všech přípustných tahů v dané <text:span text:style-name="T5">stavu</text:span>)</text:p>
        </text:list-item>
        <text:list-item>
          <text:p text:style-name="P12">detekce výhry (všechny figury protivníka blokovány nebo protivník ztratil poslední figuru)</text:p>
        </text:list-item>
      </text:list>
      <text:p text:style-name="P10"/>
      <text:p text:style-name="P15">Program by měl podporovat hru dvou hráčů (každý z nich vybírá z přípustných tahů, poté co zvolí kámen jímž bude hrát) nebo jednoho hráče (místo druhého hráče se provede náhodný tvar). Po každém tahu se aktualizuje zobrazení stavu hry (resp. se zobrazí nové). Hra (partie) může být zahájena z libovolné možné pozice <text:span text:style-name="T6">figura</text:span> (dané obsahem CSV souboru). <text:span text:style-name="T6">Pokud některý z hráčů dosáhne vítězství partie končí.</text:span></text:p>
      <text:h text:style-name="P4" text:outline-level="3"><text:span text:style-name="T10">f</text:span>ormát CSV souboru</text:h>
      <text:list xml:id="list230126865" text:style-name="L5">
        <text:list-item>
          <text:p text:style-name="P16">na každém řádku je pozice jedn<text:span text:style-name="T6">é figury</text:span></text:p>
        </text:list-item>
        <text:list-item>
          <text:p text:style-name="P16">řádek má dvě pole <text:span text:style-name="T6">oddělené čárkou, první určuje pozici v notaci české dámy (=šachová notace), druhý barvu a typ figury:</text:span></text:p>
        </text:list-item>
      </text:list>
      <text:p text:style-name="P15"><text:tab/><text:tab/><text:span text:style-name="T6">b = černý kámen</text:span></text:p>
      <text:p text:style-name="P15"><text:tab/><text:tab/><text:span text:style-name="T6">bb = černá dáma</text:span></text:p>
      <text:p text:style-name="P15"><text:tab/><text:tab/><text:span text:style-name="T6">w = bílý kámen</text:span></text:p>
      <text:p text:style-name="P15"><text:tab/><text:tab/><text:span text:style-name="T6">ww = bílá dáma</text:span></text:p>
      <text:p text:style-name="P13">V souboru jsou přípustné prázdné řádky (= řádky tvořené jen mezerovými znaky)</text:p>
      <text:p text:style-name="P15"/>
      <text:p text:style-name="P13">Čtení musí skončit s výjimkou, pokud:</text:p>
      <text:list xml:id="list289348318" text:style-name="L2">
        <text:list-item>
          <text:p text:style-name="P14">neodpovídá výše uvedenému formátu</text:p>
        </text:list-item>
        <text:list-item>
          <text:p text:style-name="P14"><text:span text:style-name="T7">figura je na nepřípustné pozici (bílé pole, aut)</text:span></text:p>
        </text:list-item>
        <text:list-item>
          <text:p text:style-name="P14"><text:span text:style-name="T7">na herním poli je více než jedna figura</text:span></text:p>
        </text:list-item>
      </text:list>
      <text:h text:style-name="P3" text:outline-level="2">Možná rozšíření (jsou zohledněny v rámci zkoušky)</text:h>
      <text:p text:style-name="P1">Následující rozšíření jsou pouze návrhem, fantazii se <text:span text:style-name="T11">samozřejmě </text:span>meze nekladou.</text:p>
      <text:h text:style-name="P4" text:outline-level="3">elementární rozšíření</text:h>
      <text:list xml:id="list2537749794" text:style-name="L4">
        <text:list-item>
          <text:p text:style-name="P18">při náhodném tahu se preferují tahy s určitou taktickou výhodu, tj. například braní maximálního počtu soupeřových figur, <text:s/>maximální postup kamene (tj. maximální přiblížení se k poslednímu řádku)</text:p>
        </text:list-item>
        <text:list-item>
          <text:p text:style-name="P18">přehlednější zobrazení v konzolovém výstupu (barvy, <text:s/>vhodné Unicode znaky)</text:p>
        </text:list-item>
        <text:list-item>
          <text:p text:style-name="P21"><text:soft-page-break/>záznam partie</text:p>
        </text:list-item>
      </text:list>
      <text:p text:style-name="P17"/>
      <text:h text:style-name="P4" text:outline-level="3">komplexnější rozšíření</text:h>
      <text:p text:style-name="P19">GUI/WEB rozhraní</text:p>
      <text:p text:style-name="P19">podpora hraní na síti</text:p>
      <text:h text:style-name="P3" text:outline-level="2">Povinné implementační detaily</text:h>
      <text:list xml:id="list2700400504" text:style-name="L3">
        <text:list-item>
          <text:p text:style-name="P20">figury musí být representovány objekty vlastních tříd s využitím dědičnosti (ze třídy Figura odvozené třídy Dáma a Kámen)</text:p>
        </text:list-item>
        <text:list-item>
          <text:p text:style-name="P20">pro representaci herního stavu je použito dvojrozměrné pole (např. seznam seznamů)</text:p>
        </text:list-item>
        <text:list-item>
          <text:p text:style-name="P20">možné tahy jsou representovány jako spojové stromy (obdoba binárních stromů s možností až čtyř dětských uzlů)</text:p>
        </text:list-item>
      </text:list>
      <text:p text:style-name="P19"/>
      <text:p text:style-name="P23">Jiří Fišer, 20.3. 2022</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no Pro" svg:font-family="'Arno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0T12:29:35.371260929</meta:creation-date>
    <dc:date>2022-03-20T17:00:49.340131056</dc:date>
    <meta:editing-duration>PT26M50S</meta:editing-duration>
    <meta:editing-cycles>5</meta:editing-cycles>
    <meta:generator>LibreOffice/6.4.7.2$Linux_X86_64 LibreOffice_project/40$Build-2</meta:generator>
    <meta:document-statistic meta:table-count="0" meta:image-count="0" meta:object-count="0" meta:page-count="2" meta:paragraph-count="39" meta:word-count="419" meta:character-count="2724" meta:non-whitespace-character-count="2351"/>
  </office:meta>
</office:document-meta>
</file>